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88d" officeooo:paragraph-rsid="000b28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1 offsets for SAIP2017</text:p>
      <text:p text:style-name="P1"/>
      <text:p text:style-name="P1">1093 <text:s/>0</text:p>
      <text:p text:style-name="P1">1095 <text:s/>0</text:p>
      <text:p text:style-name="P1">1097 <text:s/>0</text:p>
      <text:p text:style-name="P1">1100 <text:s/>0.617189</text:p>
      <text:p text:style-name="P1">1101 <text:s/>0.617189</text:p>
      <text:p text:style-name="P1">1103 <text:s/>0.730226</text:p>
      <text:p text:style-name="P1">1104 <text:s/>0.730226</text:p>
      <text:p text:style-name="P1">1106 <text:s/>0.730226</text:p>
      <text:p text:style-name="P1">1107 <text:s/>1.03207</text:p>
      <text:p text:style-name="P1">1108 <text:s/>1.03207</text:p>
      <text:p text:style-name="P1">1110 <text:s/>1.03207</text:p>
      <text:p text:style-name="P1">1111 <text:s/>1.0854</text:p>
      <text:p text:style-name="P1">1112 <text:s/>1.0854</text:p>
      <text:p text:style-name="P1">1116 <text:s/>1.00813</text:p>
      <text:p text:style-name="P1">1117 <text:s/>1.00813</text:p>
      <text:p text:style-name="P1">1118 <text:s/>1.00813</text:p>
      <text:p text:style-name="P1">1120 <text:s/>0.834013</text:p>
      <text:p text:style-name="P1">1121 <text:s/>0.834013</text:p>
      <text:p text:style-name="P1">1123 <text:s/>0.834013</text:p>
      <text:p text:style-name="P1">1126 <text:s/>0.834013</text:p>
      <text:p text:style-name="P1">1127 <text:s/>0.480839</text:p>
      <text:p text:style-name="P1">1128 <text:s/>0.48083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3:00:13.663869952</meta:creation-date>
    <meta:print-date>2017-10-03T13:13:49.484898269</meta:print-date>
    <dc:date>2017-10-03T13:24:21.356017780</dc:date>
    <meta:editing-duration>PT11M23S</meta:editing-duration>
    <meta:editing-cycles>1</meta:editing-cycles>
    <meta:document-statistic meta:table-count="0" meta:image-count="0" meta:object-count="0" meta:page-count="1" meta:paragraph-count="23" meta:word-count="48" meta:character-count="300" meta:non-whitespace-character-count="253"/>
    <meta:generator>LibreOffice/5.1.6.2$Linux_X86_64 LibreOffice_project/10m0$Build-2</meta:generator>
  </office:meta>
</office:document-meta>
</file>